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9.606cm" fo:margin-left="-0.016cm" table:align="left"/>
    </style:style>
    <style:style style:name="Table2.A" style:family="table-column">
      <style:table-column-properties style:column-width="5.689cm"/>
    </style:style>
    <style:style style:name="Table2.B" style:family="table-column">
      <style:table-column-properties style:column-width="6.8cm"/>
    </style:style>
    <style:style style:name="Table2.C" style:family="table-column">
      <style:table-column-properties style:column-width="7.117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9.606cm" fo:margin-left="-0.042cm" table:align="left"/>
    </style:style>
    <style:style style:name="Table1.A" style:family="table-column">
      <style:table-column-properties style:column-width="3.545cm"/>
    </style:style>
    <style:style style:name="Table1.B" style:family="table-column">
      <style:table-column-properties style:column-width="16.06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ans" officeooo:rsid="00073365" officeooo:paragraph-rsid="00073365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Liberation Sans" officeooo:rsid="00138b9e" officeooo:paragraph-rsid="00138b9e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073365" officeooo:paragraph-rsid="000bae7c"/>
    </style:style>
    <style:style style:name="P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bold" officeooo:rsid="0008ebd3" officeooo:paragraph-rsid="0009c3fe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bold" officeooo:rsid="000bae7c" officeooo:paragraph-rsid="000bae7c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style:font-size-asian="11pt" style:font-size-complex="11pt"/>
    </style:style>
    <style:style style:name="P1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style:font-size-asian="11pt" style:font-size-complex="11pt"/>
    </style:style>
    <style:style style:name="P1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1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13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P14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officeooo:rsid="0008ebd3" officeooo:paragraph-rsid="0009c3fe" style:font-size-asian="11pt" style:font-size-complex="11pt"/>
    </style:style>
    <style:style style:name="P1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fo:text-shadow="none" fo:font-weight="bold" officeooo:rsid="0008ebd3" officeooo:paragraph-rsid="0008ebd3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28pt" fo:font-weight="bold" officeooo:rsid="00152559" officeooo:paragraph-rsid="00152559" style:font-size-asian="28pt" style:font-weight-asian="bold" style:font-size-complex="28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3pt" fo:font-weight="bold" officeooo:rsid="00073365" officeooo:paragraph-rsid="000bae7c" style:font-size-asian="13pt" style:font-weight-asian="bold" style:font-size-complex="13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3pt" fo:font-weight="bold" officeooo:rsid="001e1960" officeooo:paragraph-rsid="001e1960" style:font-size-asian="13pt" style:font-weight-asian="bold" style:font-size-complex="13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3pt" officeooo:rsid="001e1960" officeooo:paragraph-rsid="001e1960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  <style:text-properties style:font-name="Liberation Sans" fo:font-size="11pt" fo:font-weight="bold" officeooo:rsid="0020d807" officeooo:paragraph-rsid="0020d807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Liberation Sans" fo:font-size="11pt" fo:font-weight="bold" officeooo:rsid="0020d807" officeooo:paragraph-rsid="0023e402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officeooo:rsid="00073365" officeooo:paragraph-rsid="00073365" style:font-size-asian="11pt" style:font-size-complex="11pt"/>
    </style:style>
    <style:style style:name="P24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officeooo:rsid="00073365" officeooo:paragraph-rsid="0017a243" style:font-size-asian="11pt" style:font-size-complex="11pt"/>
    </style:style>
    <style:style style:name="P25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officeooo:rsid="00152559" officeooo:paragraph-rsid="00152559" style:font-size-asian="11pt" style:font-size-complex="11pt"/>
    </style:style>
    <style:style style:name="P26" style:family="paragraph" style:parent-style-name="Table_20_Contents" style:list-style-name="L2">
      <style:paragraph-properties fo:margin-top="0cm" fo:margin-bottom="0cm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P27" style:family="paragraph" style:parent-style-name="Table_20_Contents" style:list-style-name="L3">
      <style:paragraph-properties fo:margin-top="0cm" fo:margin-bottom="0cm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P2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29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style:font-size-asian="11pt" style:font-size-complex="11pt"/>
    </style:style>
    <style:style style:name="P30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bold" officeooo:rsid="001e1960" officeooo:paragraph-rsid="001e1960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bold" officeooo:rsid="0028c1cb" officeooo:paragraph-rsid="0028c1cb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T1" style:family="text">
      <style:text-properties style:font-name="Liberation Sans" fo:font-size="13pt" style:font-size-asian="13pt" style:font-size-complex="13pt"/>
    </style:style>
    <style:style style:name="T2" style:family="text">
      <style:text-properties officeooo:rsid="0009958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38b9e"/>
    </style:style>
    <style:style style:name="T5" style:family="text">
      <style:text-properties officeooo:rsid="001560a9"/>
    </style:style>
    <style:style style:name="T6" style:family="text">
      <style:text-properties officeooo:rsid="00172953"/>
    </style:style>
    <style:style style:name="T7" style:family="text">
      <style:text-properties officeooo:rsid="0017a243"/>
    </style:style>
    <style:style style:name="T8" style:family="text">
      <style:text-properties officeooo:rsid="0017e3e4"/>
    </style:style>
    <style:style style:name="T9" style:family="text">
      <style:text-properties officeooo:rsid="00188f5e"/>
    </style:style>
    <style:style style:name="T10" style:family="text">
      <style:text-properties officeooo:rsid="001a49f1"/>
    </style:style>
    <style:style style:name="T11" style:family="text">
      <style:text-properties officeooo:rsid="001be1ec"/>
    </style:style>
    <style:style style:name="T12" style:family="text">
      <style:text-properties officeooo:rsid="001e196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0d389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21fffe"/>
    </style:style>
    <style:style style:name="T18" style:family="text">
      <style:text-properties officeooo:rsid="002a853d"/>
    </style:style>
    <style:style style:name="T19" style:family="text">
      <style:text-properties officeooo:rsid="002afd25"/>
    </style:style>
    <style:style style:name="T20" style:family="text">
      <style:text-properties officeooo:rsid="002ce993"/>
    </style:style>
    <style:style style:name="T21" style:family="text">
      <style:text-properties officeooo:rsid="002d3a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Nathan Robin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<text:span text:style-name="T12">17 Tiger Lily Lane</text:span>,</text:p>
            <text:p text:style-name="P17"><text:span text:style-name="T12">Cape Elizabeth</text:span>, <text:span text:style-name="T12">ME, </text:span></text:p>
            <text:p text:style-name="P19"><text:span text:style-name="T3">04107</text:span></text:p>
            <text:p text:style-name="P19"><text:span text:style-name="T3"/></text:p>
            <text:p text:style-name="P18">(207) 303-9817</text:p>
            <text:p text:style-name="P3"><text:a xlink:type="simple" xlink:href="mailto:nrobinson2000@me.com" text:style-name="Internet_20_link" text:visited-style-name="Visited_20_Internet_20_Link"><text:span text:style-name="T1">nrobinson2000@me.com</text:span></text:a></text:p>
          </table:table-cell>
          <table:table-cell table:style-name="Table2.A1" office:value-type="string">
            <text:p text:style-name="P20"><text:span text:style-name="T3"/></text:p>
            <text:p text:style-name="P20"><text:span text:style-name="T3">Twitter, GitHub, Linkedin: </text:span><text:span text:style-name="T13">nrobinson2000</text:span></text:p>
            <text:p text:style-name="P20"><text:span text:style-name="T13"/></text:p>
            <text:p text:style-name="P20"><text:span text:style-name="T3">Portfolio: </text:span><text:a xlink:type="simple" xlink:href="http://nrobinson2000.me/" text:style-name="Internet_20_link" text:visited-style-name="Visited_20_Internet_20_Link"><text:span text:style-name="T13">http://nrobinson2000.me</text:span></text:a></text:p>
          </table:table-cell>
          <table:table-cell table:style-name="Table2.A1" office:value-type="string">
            <text:p text:style-name="P22">Skills:<text:span text:style-name="T16"> </text:span></text:p>
            <text:p text:style-name="P22"><text:span text:style-name="T16">Particle Firmware Development, Full-Stack Web Administration</text:span></text:p>
            <text:p text:style-name="P21"><text:span text:style-name="T16"/></text:p>
            <text:p text:style-name="P22"><text:span text:style-name="T15">Languages:</text:span></text:p>
            <text:p text:style-name="P22"><text:span text:style-name="T16"><text:s/>C++, JavaScript, Bash, Python</text:span>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Experience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36">February 2017 - Present</text:p>
          </table:table-cell>
          <table:table-cell table:style-name="Table1.A1" office:value-type="string">
            <text:p text:style-name="P32">Web <text:span text:style-name="T17">C</text:span>onsultant</text:p>
            <text:p text:style-name="P32"/>
            <text:p text:style-name="P35">C<text:span text:style-name="T14">reated </text:span>and administered the website for DPC New England, a coalition of doctors providing direct primary care. Developed Wordpress, Discourse, and <text:span text:style-name="T14">system </text:span>adminis<text:span text:style-name="T14">tration</text:span> skills on an Ubuntu Linux server.</text:p>
          </table:table-cell>
        </table:table-row>
        <table:table-row>
          <table:table-cell table:style-name="Table1.A1" office:value-type="string">
            <text:p text:style-name="P37">June 2015 - Present</text:p>
          </table:table-cell>
          <table:table-cell table:style-name="Table1.A1" office:value-type="string">
            <text:p text:style-name="P33">Particle Community Volunteer</text:p>
            <text:p text:style-name="P33"/>
            <text:p text:style-name="P38">Assisting <text:span text:style-name="T21">the </text:span>developers and <text:span text:style-name="T20">users</text:span> of Particle, a company providing extensive Internet of Things services and micro-controller development kits used by developers and companies worldwide.</text:p>
            <text:p text:style-name="P38"/>
            <text:p text:style-name="P38">On the forum<text:span text:style-name="T18">s</text:span> I directly address topics within the <text:span text:style-name="T19">active</text:span> community, providing assistance with code and feedback on Particle’s tools and services.</text:p>
          </table:table-cell>
        </table:table-row>
        <table:table-row>
          <table:table-cell table:style-name="Table1.A1" office:value-type="string">
            <text:p text:style-name="P4">Education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8">2016 - Present</text:p>
          </table:table-cell>
          <table:table-cell table:style-name="Table1.A1" office:value-type="string">
            <text:p text:style-name="P32">Cape Elizabeth High School</text:p>
            <text:p text:style-name="P32"/>
            <text:p text:style-name="P35">Coding Club Leader, Junior varsity basketball, </text:p>
          </table:table-cell>
        </table:table-row>
        <table:table-row>
          <table:table-cell table:style-name="Table1.A1" office:value-type="string">
            <text:p text:style-name="P28">Summer 2016</text:p>
          </table:table-cell>
          <table:table-cell table:style-name="Table1.A1" office:value-type="string">
            <text:p text:style-name="P30">Oxbridge Experience in Boston</text:p>
            <text:p text:style-name="P30"/>
            <text:p text:style-name="P34">Majored in Computer Science and minored in Neuropsychology during the summer of 2016 while residing at the Harvard Law School at Harvard University.</text:p>
            <text:p text:style-name="P34"/>
            <text:p text:style-name="P34"><text:s text:c="8"/>Studied a range of programming topics and concepts, including: Propositional Logic, Turing Machines, First Order Logic, Recursion and Sorting Algorithms.</text:p>
            <text:p text:style-name="P34"/>
            <text:p text:style-name="P34"><text:s text:c="8"/>Created a semi-autonomous rover using a Particle Photon, Arduino Uno, and a Raspberry Pi that used sensors to navigate mazes and avoid objects. Building the robot improved my C++ and Python programming skills.</text:p>
            <text:p text:style-name="P34"/>
            <text:p text:style-name="P34">Received an A+ in Computer Science.</text:p>
          </table:table-cell>
        </table:table-row>
        <table:table-row>
          <table:table-cell table:style-name="Table1.A1" office:value-type="string">
            <text:p text:style-name="P11">2015 - <text:span text:style-name="T12">2016</text:span> </text:p>
          </table:table-cell>
          <table:table-cell table:style-name="Table1.A1" office:value-type="string">
            <text:p text:style-name="P5">ACS Hillingdon International School, London</text:p>
            <text:p text:style-name="P23"/>
            <text:p text:style-name="P24">Tech Club Leader, Genius Bar <text:span text:style-name="T7">facilitator</text:span>, played Junior Varsity Basketball, Volleyball and Tennis.</text:p>
            <text:p text:style-name="P23"/>
            <text:p text:style-name="P23"><text:s text:c="8"/>I am the leader of my school's Technology club. Each year we make a couple of interesting projects. This year we made <text:span text:style-name="T7">a 3D printer, </text:span>battle robots and an internet enabled birdhouse that uses Particle Photons and Electrons to give <text:span text:style-name="T11">it </text:span>web functionality.</text:p>
            <text:p text:style-name="P23"/>
            <text:p text:style-name="P23"><text:s text:c="8"/>At the Genius Bar, I assist other students, <text:span text:style-name="T6">teachers, parents and staff</text:span> with common issues, including using our school's network, Google Drive and printing. <text:s/><text:span text:style-name="T11">Running the Genius bar gives me something productive to do during lunch time.</text:span></text:p>
            <text:p text:style-name="P25"><text:soft-page-break/></text:p>
            <text:p text:style-name="P25">For my <text:span text:style-name="T11">G</text:span>rade 10 personal project I created an IoT demonstration that uses a Photon <text:span text:style-name="T5">to control servos and lights and monitor sensors. <text:s/>I also created a web app in Javascript to control it.</text:span></text:p>
          </table:table-cell>
        </table:table-row>
        <table:table-row>
          <table:table-cell table:style-name="Table1.A1" office:value-type="string">
            <text:p text:style-name="P12">Summer 2015</text:p>
          </table:table-cell>
          <table:table-cell table:style-name="Table1.A1" office:value-type="string">
            <text:p text:style-name="P6">Cambridge Prep Experience</text:p>
            <text:p text:style-name="P13"/>
            <text:list xml:id="list256960198567839956" text:style-name="L2">
              <text:list-item>
                <text:p text:style-name="P26">Majored in Science and the Future and minored in Speech and Debate during the summer of 2015 while residing at Peterhouse College at Cambridge University.</text:p>
                <text:p text:style-name="P26"/>
              </text:list-item>
              <text:list-item>
                <text:p text:style-name="P26">Received an A+ in Science and the Future</text:p>
              </text:list-item>
            </text:list>
          </table:table-cell>
        </table:table-row>
        <table:table-row>
          <table:table-cell table:style-name="Table1.A1" office:value-type="string">
            <text:p text:style-name="P12">Summer 2014</text:p>
          </table:table-cell>
          <table:table-cell table:style-name="Table1.A1" office:value-type="string">
            <text:p text:style-name="P6">Oxford Prep Experience</text:p>
            <text:p text:style-name="P13"/>
            <text:list xml:id="list6498441765046248690" text:style-name="L3">
              <text:list-item>
                <text:p text:style-name="P27">Majored in Computer Science and minored in Creative Writing in the summer of 2014 while residing at Oriel College at Oxford University.</text:p>
                <text:p text:style-name="P27"/>
              </text:list-item>
              <text:list-item>
                <text:p text:style-name="P27">Received an A+ in Computer Science</text:p>
              </text:list-item>
            </text:list>
          </table:table-cell>
        </table:table-row>
        <table:table-row>
          <table:table-cell table:style-name="Table1.A1" office:value-type="string">
            <text:p text:style-name="P15">Skills and Interests</text:p>
          </table:table-cell>
          <table:table-cell table:style-name="Table1.A1" office:value-type="string">
            <text:p text:style-name="P13"><text:span text:style-name="T3">Particle Tools:</text:span> </text:p>
            <text:p text:style-name="P13">I have used both the Photon and Electron, and continue to use Particle tools to develop projects in Tech Club and my own personal projects. <text:s/>I primarily use Particle CLI in combination with Atom to code C++ for my devices, and I like to create web applications with JavaScript to access the Particle API in order interface them.</text:p>
            <text:p text:style-name="P7">Bash: </text:p>
            <text:p text:style-name="P14">I am skilled with the Unix command line and enjoy creating scripts to make development quicker and easier. <text:s/>I maintain a script on GitHub that installs the Particle Offline Toolchain on Mac OSX and Ubuntu and allows users to develop <text:span text:style-name="T2">offline efficiently</text:span> or push code to devices using DFU Utilities.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<text:span text:style-name="T9">C++, </text:span>JavaScript, <text:span text:style-name="T10">Bash</text:span>, <text:span text:style-name="T10">Python</text:span>, Git<text:span text:style-name="T8">H</text:span>ub, IoT, Lin<text:span text:style-name="T4">ux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Robinson</meta:initial-creator>
    <meta:creation-date>2016-04-11T17:48:28.051014564</meta:creation-date>
    <meta:generator>LibreOffice/5.1.6.2$Linux_X86_64 LibreOffice_project/10m0$Build-2</meta:generator>
    <dc:date>2017-03-17T21:33:44.964548497</dc:date>
    <meta:editing-duration>PT3H56M40S</meta:editing-duration>
    <meta:editing-cycles>36</meta:editing-cycles>
    <meta:print-date>2017-03-17T21:35:59.356692131</meta:print-date>
    <meta:document-statistic meta:table-count="2" meta:image-count="0" meta:object-count="0" meta:page-count="2" meta:paragraph-count="52" meta:word-count="556" meta:character-count="3597" meta:non-whitespace-character-count="3054"/>
  </office:meta>
</office:document-meta>
</file>